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5F000002116A6075927294EF3D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71717" style:font-name="apple-system" fo:font-size="14pt" fo:letter-spacing="normal" fo:font-style="normal" fo:font-weight="normal" officeooo:rsid="0014ecce" officeooo:paragraph-rsid="0014ecce" style:font-size-asian="12.25pt" style:font-size-complex="14pt"/>
    </style:style>
    <style:style style:name="P2" style:family="paragraph" style:parent-style-name="Standard">
      <style:text-properties fo:font-variant="normal" fo:text-transform="none" fo:color="#171717" style:font-name="apple-system" fo:font-size="14pt" fo:letter-spacing="normal" fo:font-style="normal" fo:font-weight="normal" officeooo:rsid="0015345a" officeooo:paragraph-rsid="0015345a" style:font-size-asian="12.25pt" style:font-size-complex="14pt"/>
    </style:style>
    <style:style style:name="P3" style:family="paragraph" style:parent-style-name="Standard">
      <style:text-properties fo:font-variant="normal" fo:text-transform="none" fo:color="#171717" style:font-name="apple-system" fo:font-size="14pt" fo:letter-spacing="normal" fo:font-style="normal" fo:font-weight="normal" officeooo:paragraph-rsid="0015345a"/>
    </style:style>
    <style:style style:name="P4" style:family="paragraph" style:parent-style-name="Standard">
      <style:text-properties officeooo:paragraph-rsid="0015c0f7"/>
    </style:style>
    <style:style style:name="T1" style:family="text">
      <style:text-properties fo:font-size="15pt"/>
    </style:style>
    <style:style style:name="T2" style:family="text">
      <style:text-properties fo:font-size="15pt" officeooo:rsid="0015c0f7"/>
    </style:style>
    <style:style style:name="T3" style:family="text">
      <style:text-properties officeooo:rsid="0015345a" style:font-size-asian="12.25pt" style:font-size-complex="14pt"/>
    </style:style>
    <style:style style:name="T4" style:family="text">
      <style:text-properties fo:font-variant="normal" fo:text-transform="none" fo:color="#171717" style:font-name="var ff-monospace" fo:font-size="15pt" fo:letter-spacing="normal" fo:font-style="normal" fo:font-weight="bold" officeooo:rsid="0015c0f7" loext:padding="0cm" loext:border="none"/>
    </style:style>
    <style:style style:name="T5" style:family="text">
      <style:text-properties fo:font-variant="normal" fo:text-transform="none" fo:color="#171717" style:font-name="var ff-monospace" fo:font-size="15pt" fo:letter-spacing="normal" fo:font-style="normal" fo:font-weight="normal" officeooo:rsid="0015c0f7" style:font-weight-asian="normal" style:font-weight-complex="normal" loext:padding="0cm" loext:border="none"/>
    </style:style>
    <style:style style:name="T6" style:family="text">
      <style:text-properties fo:font-variant="normal" fo:text-transform="none" fo:color="#171717" fo:font-size="15pt" fo:letter-spacing="normal" fo:font-style="normal" officeooo:rsid="0015c0f7" loext:padding="0cm" loext:border="none"/>
    </style:style>
    <style:style style:name="T7" style:family="text">
      <style:text-properties fo:font-variant="normal" fo:text-transform="none" fo:color="#171717" style:font-name="apple-system" fo:font-size="14pt" fo:letter-spacing="normal" fo:font-style="normal" fo:font-weight="normal" officeooo:rsid="0015345a" style:font-size-asian="12.25pt" style:font-size-complex="14pt"/>
    </style:style>
    <style:style style:name="T8" style:family="text">
      <style:text-properties fo:font-variant="normal" fo:text-transform="none" fo:color="#171717" style:font-name="apple-system" fo:font-size="14pt" fo:letter-spacing="normal" fo:font-style="normal" fo:font-weight="normal" officeooo:rsid="0015c0f7" style:font-size-asian="12.25pt" style:font-size-complex="14pt"/>
    </style:style>
    <style:style style:name="T9" style:family="text">
      <style:text-properties fo:font-variant="normal" fo:text-transform="none" fo:color="#171717" style:font-name="apple-system" fo:font-size="14pt" fo:letter-spacing="normal" fo:font-style="normal" fo:font-weight="normal" officeooo:rsid="00170063" style:font-size-asian="12.25pt" style:font-size-complex="14pt"/>
    </style:style>
    <style:style style:name="T10" style:family="text">
      <style:text-properties officeooo:rsid="0017bd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text:span text:style-name="T10">From</text:span> this <text:span text:style-name="T10">Architecture,</text:span> I am going to explain how to build the infrastructure on AWS with Terraform to implement a CI / CD pipeline for ECS / Fargate.</text:p>
      <text:p text:style-name="P1">The Architecture consists of a VPC and the desired tasks are two and each task is deployed on each public subnet with Fargate and each task belongs to the same ECS service.</text:p>
      <text:p text:style-name="P1">An Application Load Balancer is used to balance the load between the two tasks.</text:p>
      <text:p text:style-name="P2">So here are few steps to setup our infra with the use of AWS and Terraform:-</text:p>
      <text:p text:style-name="P3"><text:span text:style-name="T3">STEP 01 - Create a IAM Role and CodeCommit Credentials.</text:span></text:p>
      <text:p text:style-name="P3"><text:span text:style-name="T1">STEP 02: Terraform scripts to build the infrastructure </text:span><text:span text:style-name="T2">then, </text:span></text:p>
      <text:p text:style-name="P4"><text:span text:style-name="Source_20_Text"><text:span text:style-name="T5">ECS &amp; ECR, </text:span></text:span><text:span text:style-name="Source_20_Text"><text:span text:style-name="T6">Ecs</text:span></text:span><text:span text:style-name="Source_20_Text"><text:span text:style-name="T4"> </text:span></text:span><text:span text:style-name="Source_20_Text"><text:span text:style-name="T5">services, CI/CD pipeline, S3 Bucket to store the artifacts.</text:span></text:span></text:p>
      <text:p text:style-name="P4"><text:span text:style-name="T7">CodePipeline, </text:span><text:span text:style-name="T8">in which </text:span><text:span text:style-name="T7">Specify Source, Build, Deploy Stages.</text:span></text:p>
      <text:p text:style-name="P4"><text:span text:style-name="T7">STEP 0</text:span><text:span text:style-name="T9">3</text:span><text:span text:style-name="T7">: Dockerfile</text:span></text:p>
      <text:p text:style-name="P4"><text:span text:style-name="T7">STEP 0</text:span><text:span text:style-name="T9">4</text:span><text:span text:style-name="T7">: Create T</text:span><text:span text:style-name="T9">f_var</text:span></text:p>
      <text:p text:style-name="P4"><text:span text:style-name="T9">STEP 05: Put the three basic terraform commands like init,plan and apply.</text:span></text:p>
      <text:p text:style-name="P4"><text:span text:style-name="T9">STEP 06: Upload Dockerfile, Code and buildspec file to the CodeCommit repository.</text:span></text:p>
      <text:p text:style-name="P4"><text:span text:style-name="T9">STEP 08: Create the Pipeline.</text:span></text:p>
      <text:p text:style-name="P4"><text:span text:style-name="T9">STEP 09: Check the ECS Service.</text:span></text:p>
      <text:p text:style-name="P4"><text:span text:style-name="T9">STEP 10: Check the Target Group.</text:span></text:p>
      <text:p text:style-name="P4"><text:span text:style-name="T9">STEP 11: Check the operation of the Application Load Balanc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BlinkMacSystemFont, 'Segoe UI', Roboto, Helvetica, Arial, sans-serif, 'Apple Color Emoji', 'Segoe UI Emoji', 'Segoe UI Symbol'"/>
    <style:font-face style:name="var ff-monospace" svg:font-family="'var ff-monospace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char" svg:x="0.026cm" svg:y="-1.577cm" svg:width="17cm" svg:height="10.419cm" draw:z-index="0"><draw:image xlink:href="Pictures/100002010000035F000002116A6075927294EF3D.png" xlink:type="simple" xlink:show="embed" xlink:actuate="onLoad" loext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5T00:03:51.192992167</meta:creation-date>
    <dc:date>2022-11-05T01:09:24.699690598</dc:date>
    <meta:editing-duration>PT3M5S</meta:editing-duration>
    <meta:editing-cycles>1</meta:editing-cycles>
    <meta:document-statistic meta:table-count="0" meta:image-count="1" meta:object-count="0" meta:page-count="1" meta:paragraph-count="16" meta:word-count="188" meta:character-count="1076" meta:non-whitespace-character-count="903"/>
    <meta:generator>LibreOffice/6.4.7.2$Linux_X86_64 LibreOffice_project/40$Build-2</meta:generator>
  </office:meta>
</office:document-meta>
</file>